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20pt" style:font-size-asian="20pt" style:font-size-complex="2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>Below documents are attached as proof of relationship:</text:p>
      <text:p text:style-name="P1"/>
      <text:list xml:id="list896061654559056242" text:style-name="L1">
        <text:list-item>
          <text:p text:style-name="P2">Birth Certificate of Tarana Tajnin Islam (Inviter)</text:p>
          <text:p text:style-name="P2"/>
        </text:list-item>
        <text:list-item>
          <text:p text:style-name="P2">Passport of Tarana Tajnin Islam (Inviter)</text:p>
          <text:p text:style-name="P2"/>
        </text:list-item>
        <text:list-item>
          <text:p text:style-name="P2">Marriage certificate of <text:s/>Tarana Tajnin Islam and <text:s/>Mallik Imtiaz Hassan (Co-signer of this application and Spouse of Tarana Tajnin Islam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M50S</meta:editing-duration>
    <meta:editing-cycles>3</meta:editing-cycles>
    <meta:generator>OpenOffice/4.1.6$Win32 OpenOffice.org_project/416m1$Build-9790</meta:generator>
    <dc:date>2019-10-22T21:52:51.45</dc:date>
    <meta:document-statistic meta:table-count="0" meta:image-count="0" meta:object-count="0" meta:page-count="1" meta:paragraph-count="4" meta:word-count="44" meta:character-count="287"/>
    <dc:creator>Mallik Hassan</dc:creator>
    <meta:user-defined meta:name="Info 1"/>
    <meta:user-defined meta:name="Info 2"/>
    <meta:user-defined meta:name="Info 3"/>
    <meta:user-defined meta:name="Info 4"/>
  </office:meta>
</office:document-meta>
</file>